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28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307cm" fo:min-width="0cm"/>
    </style:style>
    <style:style style:name="P1" style:family="paragraph">
      <loext:graphic-properties draw:fill="none" draw:fill-color="#ffffff"/>
      <style:text-properties fo:color="#ff00cc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T1" style:family="text">
      <style:text-properties fo:color="#ff00cc"/>
    </style:style>
    <style:style style:name="T2" style:family="text">
      <style:text-properties fo:color="#ff6600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7cm" svg:height="0.962cm" draw:transform="rotate (0.671253630317019) translate (14.437cm 5.841cm)">
          <draw:text-box>
            <text:p><text:span text:style-name="T1">1 2 3 4 5</text:span></text:p>
          </draw:text-box>
        </draw:frame>
        <draw:frame draw:style-name="gr2" draw:text-style-name="P2" draw:layer="layout" svg:width="1.911cm" svg:height="0.962cm" draw:transform="rotate (0.671253630317019) translate (12.881cm 3.724cm)">
          <draw:text-box>
            <text:p><text:span text:style-name="T2">6</text:span> 7 8</text:p>
          </draw:text-box>
        </draw:frame>
        <draw:line draw:style-name="gr3" draw:text-style-name="P3" draw:layer="layout" svg:x1="12.538cm" svg:y1="4.265cm" svg:x2="19.015cm" svg:y2="4.265cm">
          <text:p/>
        </draw:line>
        <draw:line draw:style-name="gr3" draw:text-style-name="P3" draw:layer="layout" svg:x1="12.538cm" svg:y1="5.789cm" svg:x2="12.538cm" svg:y2="1.725cm">
          <text:p/>
        </draw:line>
        <draw:frame draw:style-name="gr4" draw:text-style-name="P5" draw:layer="layout" svg:width="1.612cm" svg:height="0.878cm" svg:x="14.435cm" svg:y="6.842cm">
          <draw:text-box>
            <text:p text:style-name="P4"><text:span text:style-name="T3">[</text:span><text:span text:style-name="T4">mid</text:span><text:span text:style-name="T3">]</text:span></text:p>
          </draw:text-box>
        </draw:frame>
        <draw:frame draw:style-name="gr1" draw:text-style-name="P1" draw:layer="layout" svg:width="1.916cm" svg:height="0.962cm" draw:transform="rotate (0.671253630317019) translate (5.163cm 5.742cm)">
          <draw:text-box>
            <text:p><text:span text:style-name="T1">1 2 3</text:span></text:p>
          </draw:text-box>
        </draw:frame>
        <draw:frame draw:style-name="gr5" draw:text-style-name="P2" draw:layer="layout" svg:width="2.97cm" svg:height="0.962cm" draw:transform="rotate (0.671253630317019) translate (2.007cm 4.425cm)">
          <draw:text-box>
            <text:p><text:span text:style-name="T5">4</text:span> 5 6 7 8</text:p>
          </draw:text-box>
        </draw:frame>
        <draw:path draw:style-name="gr6" draw:text-style-name="P3" draw:layer="layout" svg:width="0.567cm" svg:height="3.203cm" draw:transform="rotate (0.197396738400559) translate (4.4683051714001cm 2.9925260621441cm)" svg:viewBox="0 0 568 3204" svg:d="M0 34c365-167 513 318 486 574-31 285-131 556-96 857 34 302-34 608-106 905-63 264-145 596 86 820l198 14">
          <text:p/>
        </draw:path>
        <draw:line draw:style-name="gr3" draw:text-style-name="P3" draw:layer="layout" svg:x1="1.964cm" svg:y1="4.866cm" svg:x2="8.441cm" svg:y2="4.866cm">
          <text:p/>
        </draw:line>
        <draw:line draw:style-name="gr3" draw:text-style-name="P3" draw:layer="layout" svg:x1="1.964cm" svg:y1="6.39cm" svg:x2="1.964cm" svg:y2="2.326cm">
          <text:p/>
        </draw:line>
        <draw:custom-shape draw:style-name="gr7" draw:text-style-name="P6" draw:layer="layout" svg:width="0.127cm" svg:height="0.889cm" svg:x="3.589cm" svg:y="2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1.612cm" svg:height="0.878cm" svg:x="2.862cm" svg:y="1.317cm">
          <draw:text-box>
            <text:p text:style-name="P4"><text:span text:style-name="T3">[</text:span><text:span text:style-name="T4">mid</text:span><text:span text:style-name="T3">]</text:span></text:p>
          </draw:text-box>
        </draw:frame>
        <draw:path draw:style-name="gr6" draw:text-style-name="P3" draw:layer="layout" svg:width="2.318cm" svg:height="2.739cm" draw:transform="rotate (0.647866218340295) translate (13.0308077907428cm 4.11958010588303cm)" svg:viewBox="0 0 2319 2740" svg:d="M1958 20c152-70 484 48 313 304-140 208-332 274-508 430-147 131-338 203-481 337-148 139-335 219-493 352-142 120-297 224-427 355-137 140-241 306-330 497-114 243 105 340 229 445l87-26">
          <text:p/>
        </draw:path>
        <draw:custom-shape draw:style-name="gr8" draw:text-style-name="P6" draw:layer="layout" svg:width="0.254cm" svg:height="0.635cm" svg:x="15.07cm" svg:y="6.36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1.277cm" svg:height="0.954cm" svg:x="3.413cm" svg:y="6.396cm">
          <draw:text-box>
            <text:p>(4)</text:p>
          </draw:text-box>
        </draw:frame>
        <draw:frame draw:style-name="gr4" draw:text-style-name="P2" draw:layer="layout" svg:width="1.277cm" svg:height="0.954cm" svg:x="17.503cm" svg:y="6.588cm">
          <draw:text-box>
            <text:p>(5)</text:p>
          </draw:text-box>
        </draw:frame>
        <draw:line draw:style-name="gr3" draw:text-style-name="P3" draw:layer="layout" svg:x1="2.651cm" svg:y1="6.334cm" svg:x2="2.651cm" svg:y2="5.064cm">
          <text:p/>
        </draw:line>
        <draw:line draw:style-name="gr3" draw:text-style-name="P3" draw:layer="layout" svg:x1="6.588cm" svg:y1="6.588cm" svg:x2="6.588cm" svg:y2="5.572cm">
          <text:p/>
        </draw:line>
        <draw:line draw:style-name="gr3" draw:text-style-name="P3" draw:layer="layout" svg:x1="13.446cm" svg:y1="6.08cm" svg:x2="13.446cm" svg:y2="4.302cm">
          <text:p/>
        </draw:line>
        <draw:line draw:style-name="gr3" draw:text-style-name="P3" draw:layer="layout" svg:x1="16.748cm" svg:y1="6.207cm" svg:x2="16.748cm" svg:y2="5.064cm">
          <text:p/>
        </draw:line>
        <draw:frame draw:style-name="gr4" draw:text-style-name="P2" draw:layer="layout" svg:width="1.349cm" svg:height="0.954cm" svg:x="1.937cm" svg:y="6.142cm">
          <draw:text-box>
            <text:p>[lo]</text:p>
          </draw:text-box>
        </draw:frame>
        <draw:frame draw:style-name="gr4" draw:text-style-name="P2" draw:layer="layout" svg:width="1.349cm" svg:height="0.954cm" svg:x="5.934cm" svg:y="6.342cm">
          <draw:text-box>
            <text:p>[hi]</text:p>
          </draw:text-box>
        </draw:frame>
        <draw:frame draw:style-name="gr4" draw:text-style-name="P2" draw:layer="layout" svg:width="1.349cm" svg:height="0.954cm" svg:x="12.746cm" svg:y="5.861cm">
          <draw:text-box>
            <text:p>[lo]</text:p>
          </draw:text-box>
        </draw:frame>
        <draw:frame draw:style-name="gr4" draw:text-style-name="P2" draw:layer="layout" svg:width="1.349cm" svg:height="0.954cm" svg:x="16.121cm" svg:y="5.961cm">
          <draw:text-box>
            <text:p>[h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8T21:21:42.100559000</meta:creation-date>
    <dc:date>2015-08-19T00:44:17.104956000</dc:date>
    <meta:editing-duration>PT3H22M34S</meta:editing-duration>
    <meta:editing-cycles>3</meta:editing-cycles>
    <meta:generator>LibreOffice/4.4.5.2$MacOSX_X86_64 LibreOffice_project/a22f674fd25a3b6f45bdebf25400ed2adff0ff99</meta:generator>
    <meta:document-statistic meta:object-count="24"/>
  </office:meta>
</office:document-meta>
</file>